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ONGRUENCES-I</text:p>
      <text:p text:style-name="Standard"/>
      <text:p text:style-name="Standard"/>
      <text:list xml:id="list9148919876490123044" text:style-name="L1">
        <text:list-item>
          <text:p text:style-name="P1">State true or false</text:p>
          <text:p text:style-name="P1">a. 60 = -3(mod7)</text:p>
          <text:p text:style-name="P1">b. 50 = 13(mod 8)</text:p>
          <text:p text:style-name="P1">c. 8^4 = 2(mod 13)</text:p>
          <text:p text:style-name="P1">d. 3^4 = 1(mod 5)</text:p>
          <text:p text:style-name="P1">e. 6 + 5^2 <text:s/>= <text:s/>3 + 2(mod 2)</text:p>
        </text:list-item>
        <text:list-item>
          <text:p text:style-name="P1">What is the remainder when 6 . 7^33 <text:s/>+ 7 . 9^45 is divided by 4?</text:p>
          <text:p text:style-name="P1">(read as 6 into 7 power 33 + 7 into 9 power 45)</text:p>
        </text:list-item>
        <text:list-item>
          <text:p text:style-name="P1">Find the remainder when 7^30 is divided by 4.</text:p>
        </text:list-item>
        <text:list-item>
          <text:p text:style-name="P1">What is the remainder when 1! + 2! + <text:s/>3! + ...... + 99! + 100! is divided by 18?</text:p>
        </text:list-item>
        <text:list-item>
          <text:p text:style-name="P1">What is the remainder when 4^119 is divided by 9?</text:p>
        </text:list-item>
      </text:list>
      <text:p text:style-name="Standard"/>
      <text:p text:style-name="Standard"/>
      <text:p text:style-name="Standard"/>
      <text:list xml:id="list47496736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undhara Gadiyaram</meta:initial-creator>
    <meta:creation-date>2014-07-16T11:15:39</meta:creation-date>
    <meta:document-statistic meta:table-count="0" meta:image-count="0" meta:object-count="0" meta:page-count="1" meta:paragraph-count="12" meta:word-count="106" meta:character-count="422"/>
    <dc:date>2014-07-16T11:23:50</dc:date>
    <dc:creator>Vasundhara Gadiyaram</dc:creator>
    <meta:editing-duration>PT8M12S</meta:editing-duration>
    <meta:editing-cycles>1</meta:editing-cycles>
    <meta:generator>OpenOffice/4.0.1$Unix OpenOffice.org_project/401m5$Build-9714</meta:generator>
  </office:meta>
</office:document-meta>
</file>